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1C1000001522153EDF7.eps"/>
  <manifest:file-entry manifest:media-type="" manifest:full-path="Pictures/20000002000001C1000001528BE05138.eps"/>
  <manifest:file-entry manifest:media-type="" manifest:full-path="Pictures/20000002000001C100000152CD4AC415.eps"/>
  <manifest:file-entry manifest:media-type="" manifest:full-path="Pictures/20000002000001C100000152EA7B1D60.eps"/>
  <manifest:file-entry manifest:media-type="" manifest:full-path="Pictures/200000020000048C00000152D2EA4F1F.eps"/>
  <manifest:file-entry manifest:media-type="" manifest:full-path="Pictures/20000002000001C10000015225664C20.eps"/>
  <manifest:file-entry manifest:media-type="" manifest:full-path="Pictures/20000002000001C100000152C0B8193F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ru" fo:country="RU" fo:font-weight="normal" style:font-weight-asian="normal" style:font-weight-complex="normal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margin-left="0.311in" fo:margin-right="0in" fo:text-indent="0in" style:auto-text-indent="false"/>
      <style:text-properties fo:language="ru" fo:country="RU" fo:font-weight="normal" style:font-weight-asian="normal" style:font-weight-complex="normal"/>
    </style:style>
    <style:style style:name="P4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5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2">
      <style:text-properties fo:language="ru" fo:country="RU"/>
    </style:style>
    <style:style style:name="P7" style:family="paragraph" style:parent-style-name="Standard">
      <style:text-properties style:text-position="0% 100%" fo:language="ru" fo:country="RU" fo:font-weight="bold" style:font-weight-asian="bold" style:font-weight-complex="bold"/>
    </style:style>
    <style:style style:name="P8" style:family="paragraph" style:parent-style-name="Standard">
      <style:text-properties style:text-position="0% 100%" fo:language="ru" fo:country="RU" fo:font-weight="normal" style:font-weight-asian="normal" style:font-weight-complex="normal"/>
    </style:style>
    <style:style style:name="P9" style:family="paragraph" style:parent-style-name="Standard" style:list-style-name="L2">
      <style:text-properties style:text-position="0% 100%" fo:language="ru" fo:country="RU" fo:font-weight="normal" style:font-weight-asian="normal" style:font-weight-complex="normal"/>
    </style:style>
    <style:style style:name="P10" style:family="paragraph" style:parent-style-name="Standard" style:list-style-name="L2">
      <style:text-properties style:text-position="0% 100%"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break-before="page"/>
      <style:text-properties style:text-position="0% 100%" fo:language="ru" fo:country="RU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1890705" text:style-name="L1">
        <text:list-item>
          <text:p text:style-name="P4">Не получается задавать т-паттерн с фиксированным первым элементом.</text:p>
          <text:p text:style-name="P5">В случае двухэлементного паттерна полная неразбериха. Первый символ вообще почти никогда не учитывается. Я считаю, что первому символу нужно давать какую-то номинальную дисперсию.</text:p>
        </text:list-item>
      </text:list>
      <text:p text:style-name="P2"><draw:frame draw:style-name="fr1" draw:name="Frame1" text:anchor-type="paragraph" svg:x="-0.602in" svg:y="0.1583in" svg:width="4.0654in" draw:z-index="0"><draw:text-box fo:min-height="3.3634in"><text:p text:style-name="Illustration"><draw:frame draw:style-name="fr3" draw:name="graphics1" text:anchor-type="paragraph" svg:x="0.0016in" svg:y="0.0008in" svg:width="4.2035in" style:rel-width="100%" svg:height="3.1055in" style:rel-height="scale" draw:z-index="1"><draw:image xlink:href="Pictures/20000002000001C100000152C0B8193F.eps" xlink:type="simple" xlink:show="embed" xlink:actuate="onLoad"/></draw:frame>Illustration <text:sequence text:ref-name="refIllustration0" text:name="Illustration" text:formula="ooow:Illustration+1" style:num-format="1">1</text:sequence>: Фиксирован 1-й элемент. Мало шума. Паттерн есть.</text:p></draw:text-box></draw:frame><draw:frame draw:style-name="fr1" draw:name="Frame2" text:anchor-type="paragraph" svg:x="3.7665in" svg:y="0.1673in" svg:width="4.3398in" draw:z-index="2"><draw:text-box fo:min-height="3.0035in"><text:p text:style-name="Illustration"><draw:frame draw:style-name="fr3" draw:name="graphics2" text:anchor-type="paragraph" svg:x="0.0016in" svg:y="0.0008in" svg:width="4.3398in" style:rel-width="100%" svg:height="3.0035in" style:rel-height="scale" draw:z-index="3"><draw:image xlink:href="Pictures/20000002000001C10000015225664C20.eps" xlink:type="simple" xlink:show="embed" xlink:actuate="onLoad"/></draw:frame>Illustration <text:sequence text:ref-name="refIllustration1" text:name="Illustration" text:formula="ooow:Illustration+1" style:num-format="1">2</text:sequence>: Фиксирован 1-й элемент. Мало шума. Паттерна нету.</text:p></draw:text-box></draw:frame><draw:frame draw:style-name="fr1" draw:name="Frame3" text:anchor-type="paragraph" svg:x="-0.2252in" svg:y="3.7744in" svg:width="4.2173in" draw:z-index="4"><draw:text-box fo:min-height="3.589in"><text:p text:style-name="Illustration"><draw:frame draw:style-name="fr3" draw:name="graphics3" text:anchor-type="paragraph" svg:x="0.0016in" svg:y="0.0008in" svg:width="4.078in" style:rel-width="100%" svg:height="3.1217in" style:rel-height="scale" draw:z-index="5"><draw:image xlink:href="Pictures/20000002000001C1000001528BE05138.eps" xlink:type="simple" xlink:show="embed" xlink:actuate="onLoad"/></draw:frame>Illustration <text:sequence text:ref-name="refIllustration2" text:name="Illustration" text:formula="ooow:Illustration+1" style:num-format="1">3</text:sequence>: Фиксирован 1-й элемент. Много шума. Паттерн есть.</text:p></draw:text-box></draw:frame></text:p>
      <text:p text:style-name="P2"><draw:frame draw:style-name="fr1" draw:name="Frame4" text:anchor-type="paragraph" svg:x="3.7736in" svg:y="0.1717in" svg:width="4.478in" draw:z-index="6"><draw:text-box fo:min-height="3.2409in"><text:p text:style-name="Illustration"><draw:frame draw:style-name="fr4" draw:name="graphics4" text:anchor-type="paragraph" svg:x="0.0236in" svg:y="0in" svg:width="4.478in" style:rel-width="100%" svg:height="3.2409in" style:rel-height="scale" draw:z-index="7"><draw:image xlink:href="Pictures/20000002000001C100000152CD4AC415.eps" xlink:type="simple" xlink:show="embed" xlink:actuate="onLoad"/></draw:frame>Illustration <text:sequence text:ref-name="refIllustration3" text:name="Illustration" text:formula="ooow:Illustration+1" style:num-format="1">4</text:sequence>: Фиксирован 1-й элемент. Много шума. Паттерна нету</text:p></draw:text-box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list xml:id="list1276088751" text:continue-numbering="true" text:style-name="L1">
        <text:list-item>
          <text:p text:style-name="P4">Когда мы полагаем, что символ именно пропущен, а не просто далеко находится.</text:p>
          <text:p text:style-name="P5">Сложная задача оптимизации, в общем случае перебор 2<text:span text:style-name="T1">n</text:span><text:span text:style-name="T2"> и это N</text:span><text:span text:style-name="T6">t</text:span><text:span text:style-name="T2"> раз. При подсчете правдоподобия паттерна в каждой точке непонятно, как лучше считать. </text:span></text:p>
        </text:list-item>
      </text:list>
      <text:p text:style-name="P1"/>
      <text:p text:style-name="P7"><text:s text:c="7"/>3) <text:s/>При определении паттернов.</text:p>
      <text:p text:style-name="P1"><text:span text:style-name="T7"><text:tab/></text:span>Например, мы хотим посмотреть связь между паттернами ab и cd, при условии, что существует паттерн abcd. Тогда можно:</text:p>
      <text:list xml:id="list557206508" text:style-name="L2">
        <text:list-item>
          <text:p text:style-name="P9">Смотреть распределения расстояний между концами ab и началами cd. Получится что-то типа этого:</text:p>
          <text:p text:style-name="P9"><draw:frame draw:style-name="fr5" draw:name="graphics5" text:anchor-type="paragraph" svg:width="6.2362in" svg:height="4.6945in" draw:z-index="8"><draw:image xlink:href="Pictures/20000002000001C100000152EA7B1D60.eps" xlink:type="simple" xlink:show="embed" xlink:actuate="onLoad"/></draw:frame>но, нам прийдется учитывать само количество появлений паттерна, от чего мы в принципе хотим уйти. Тут есть свои сложности, но в принципе это будет работать.</text:p>
        </text:list-item>
      </text:list>
      <text:p text:style-name="P1"/>
      <text:list xml:id="list2102211271" text:continue-numbering="true" text:style-name="L2">
        <text:list-item>
          <text:p text:style-name="P11">Можно смотреть смещения между функциями правдоподобия.</text:p>
          <text:p text:style-name="P9"><draw:frame draw:style-name="fr2" draw:name="Frame5" text:anchor-type="paragraph" svg:width="7.4874in" draw:z-index="9"><draw:text-box fo:min-height="2.1736in"><text:p text:style-name="Illustration"><draw:frame draw:style-name="fr3" draw:name="graphics6" text:anchor-type="paragraph" svg:x="0.0016in" svg:y="0.0008in" svg:width="7.4874in" style:rel-width="100%" svg:height="2.1736in" style:rel-height="scale" draw:z-index="10"><draw:image xlink:href="Pictures/200000020000048C00000152D2EA4F1F.eps" xlink:type="simple" xlink:show="embed" xlink:actuate="onLoad"/></draw:frame>Illustration <text:sequence text:ref-name="refIllustration4" text:name="Illustration" text:formula="ooow:Illustration+1" style:num-format="1">5</text:sequence>: Синий - правдоподобие первого паттерна. Красный - второго.</text:p></draw:text-box></draw:frame>Тогда, если построить график зависимости величины «непохожести»(интеграл от модуля разности) функций в зависимости от смещения, то там где функции больше всего похожи, тем рассотянием эти паттерны и связаны. </text:p>
          <text:p text:style-name="P6"><draw:frame draw:style-name="fr5" draw:name="graphics7" text:anchor-type="paragraph" svg:width="6.2362in" svg:height="4.6945in" draw:z-index="11"><draw:image xlink:href="Pictures/20000002000001C1000001522153EDF7.eps" xlink:type="simple" xlink:show="embed" xlink:actuate="onLoad"/></draw:frame><text:span text:style-name="T3">Здесь минимум функции достигается в точке 46. Однако, это расстояние, связывающее </text:span><text:span text:style-name="T4">начало </text:span><text:span text:style-name="T5">паттерна ab с началом паттерна cd. В прнципе, ничего</text:span><text:span text:style-name="T3"> не мешает считать правдоподобие первого паттерна относительно его конца.. </text:span></text:p>
          <text:p text:style-name="P9">Так же не очень ясно как считать дисперсию, с которой будут связаны патерны ab и <text:s/>cd.</text:p>
          <text:p text:style-name="P10">Как эффективно искать смещение?</text:p>
        </text:list-item>
        <text:list-item>
          <text:p text:style-name="P10">Скорее всего надо нормаировать правдоподобие – делить на кол-во элемент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252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6:42:45</meta:creation-date>
    <dc:date>2009-12-08T16:05:53</dc:date>
    <meta:editing-duration>PT26H36M23S</meta:editing-duration>
    <meta:editing-cycles>4</meta:editing-cycles>
    <meta:generator>OpenOffice.org/3.1$Unix OpenOffice.org_project/310m19$Build-9420</meta:generator>
    <meta:document-statistic meta:table-count="0" meta:image-count="7" meta:object-count="0" meta:page-count="3" meta:paragraph-count="19" meta:word-count="271" meta:character-count="1884"/>
  </office:meta>
</office:document-meta>
</file>